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5b4c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1cd4e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2274b8" fo:hyphenate="true" fo:hyphenation-remain-char-count="2" fo:hyphenation-push-char-count="2"/>
    </style:style>
    <style:style style:name="P4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1cd4e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c7d58"/>
    </style:style>
    <style:style style:name="T4" style:family="text">
      <style:text-properties fo:font-style="italic" officeooo:rsid="00136d7e" style:font-style-asian="italic" style:font-style-complex="italic"/>
    </style:style>
    <style:style style:name="T5" style:family="text">
      <style:text-properties officeooo:rsid="001ddbf7"/>
    </style:style>
    <style:style style:name="T6" style:family="text">
      <style:text-properties officeooo:rsid="001ebbb3"/>
    </style:style>
    <style:style style:name="T7" style:family="text">
      <style:text-properties officeooo:rsid="0021cd4e"/>
    </style:style>
    <style:style style:name="T8" style:family="text">
      <style:text-properties style:font-name="courier new" officeooo:rsid="001ddbf7"/>
    </style:style>
    <style:style style:name="T9" style:family="text">
      <style:text-properties officeooo:rsid="00136d7e"/>
    </style:style>
    <style:style style:name="T10" style:family="text">
      <style:text-properties officeooo:rsid="0015bfe6"/>
    </style:style>
    <style:style style:name="T11" style:family="text">
      <style:text-properties style:text-position="sub 58%" officeooo:rsid="00136d7e"/>
    </style:style>
    <style:style style:name="T12" style:family="text">
      <style:text-properties officeooo:rsid="000c7d58"/>
    </style:style>
    <style:style style:name="T13" style:family="text">
      <style:text-properties officeooo:rsid="00125e0e"/>
    </style:style>
    <style:style style:name="T14" style:family="text">
      <style:text-properties officeooo:rsid="0012e393"/>
    </style:style>
    <style:style style:name="T15" style:family="text">
      <style:text-properties officeooo:rsid="002274b8"/>
    </style:style>
    <style:style style:name="T16" style:family="text">
      <style:text-properties officeooo:rsid="0023f0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6">Иванина Анна</text:span><text:span text:style-name="T1"> (</text:span><text:span text:style-name="T7">17</text:span><text:span text:style-name="T1">.</text:span><text:span text:style-name="T7">0</text:span><text:span text:style-name="T1">1.201</text:span><text:span text:style-name="T16">1</text:span><text:span text:style-name="T1">)</text:span></text:h>
      <text:list xml:id="list1645246339" text:style-name="L1">
        <text:list-item>
          <text:p text:style-name="P4"><text:span text:style-name="T12">Объявите </text:span><text:span text:style-name="T13">запись</text:span><text:span text:style-name="T12"> </text:span><text:span text:style-name="T3">vector_3d</text:span><text:span text:style-name="T12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3">Init</text:span><text:span text:style-name="T12"> и </text:span><text:span text:style-name="T3">Print</text:span><text:span text:style-name="T12">.</text:span></text:p>
        </text:list-item>
        <text:list-item>
          <text:p text:style-name="P2">Создать <text:span text:style-name="T14">метод записи</text:span> <text:span text:style-name="T2">inner_product</text:span>, вычисляющ<text:span text:style-name="T14">ий</text:span> <text:a xlink:type="simple" xlink:href="http://ru.wikipedia.org/wiki/Скалярное_произведение">скалярное произведение</text:a> <text:span text:style-name="T14">текущего вектора с вектором, заданным </text:span><text:span text:style-name="T7">в качестве параметра</text:span>.</text:p>
        </text:list-item>
        <text:list-item>
          <text:p text:style-name="P3"><text:span text:style-name="T5">Сформир</text:span><text:span text:style-name="T15">овать</text:span><text:span text:style-name="T5"> массив записей с информацией о </text:span><text:span text:style-name="T15">некотором наборе векторов</text:span><text:span text:style-name="T5">.</text:span></text:p>
        </text:list-item>
        <text:list-item>
          <text:p text:style-name="P2"><text:span text:style-name="T5">Написать функцию, принимающую массив векторов и ещё один вектор </text:span><text:span text:style-name="T8">v</text:span><text:span text:style-name="T5"> и возвращающую массив векторов в динамической памяти, полученный из исходного удалением всех векторов, скалярное произведение с вектором </text:span><text:span text:style-name="T8">v</text:span><text:span text:style-name="T5"> которых отрицательно.</text:span></text:p>
        </text:list-item>
        <text:list-item>
          <text:p text:style-name="P2"><text:span text:style-name="T9">Описать подпрогр</text:span><text:span text:style-name="T10">а</text:span><text:span text:style-name="T9">мму, формирующую по целым положительным числам </text:span><text:span text:style-name="T4">M</text:span><text:span text:style-name="T9"> и </text:span><text:span text:style-name="T4">N</text:span><text:span text:style-name="T9"> матрицу </text:span><text:span text:style-name="T4">A</text:span><text:span text:style-name="T9"> размера </text:span><text:span text:style-name="T4">M </text:span><text:span text:style-name="T9">× </text:span><text:span text:style-name="T4">N</text:span><text:span text:style-name="T9">, которая содержит числа 0 и 1, расположенные в «шахматном» порядке, причем </text:span><text:span text:style-name="T4">A</text:span><text:span text:style-name="T11">0,0</text:span><text:span text:style-name="T9"> = 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1-12T13:46:33</dc:date>
    <dc:creator>Artem Pelenitsyn</dc:creator>
    <meta:editing-duration>PT00H32M34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1" meta:paragraph-count="6" meta:word-count="116" meta:character-count="829"/>
  </office:meta>
</office:document-meta>
</file>